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1in" table:align="margins"/>
    </style:style>
    <style:style style:name="Tabelle4.A" style:family="table-column">
      <style:table-column-properties style:column-width="3.0764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5"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6"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7" style:family="paragraph" style:parent-style-name="Standard">
      <style:paragraph-properties fo:margin-left="0in" fo:margin-right="0in" fo:text-indent="0in" style:auto-text-indent="false"/>
      <style:text-properties officeooo:paragraph-rsid="001061b6"/>
    </style:style>
    <style:style style:name="P8" style:family="paragraph" style:parent-style-name="Standard">
      <style:paragraph-properties fo:margin-left="0in" fo:margin-right="0in" fo:text-indent="0in" style:auto-text-indent="false"/>
      <style:text-properties officeooo:paragraph-rsid="001b83c6"/>
    </style:style>
    <style:style style:name="P9"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10" style:family="paragraph" style:parent-style-name="Standard">
      <style:paragraph-properties fo:margin-left="0in" fo:margin-right="0in" fo:text-indent="0in" style:auto-text-indent="false"/>
      <style:text-properties officeooo:paragraph-rsid="0053476f"/>
    </style:style>
    <style:style style:name="P11"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14" style:family="paragraph" style:parent-style-name="Contenuto_20_cornice">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876dd2"/>
    </style:style>
    <style:style style:name="P17" style:family="paragraph" style:parent-style-name="Standard">
      <style:paragraph-properties fo:text-align="justify" style:justify-single-word="false"/>
      <style:text-properties officeooo:paragraph-rsid="001061b6"/>
    </style:style>
    <style:style style:name="P18" style:family="paragraph" style:parent-style-name="Standard">
      <style:paragraph-properties fo:text-align="justify" style:justify-single-word="false"/>
      <style:text-properties officeooo:paragraph-rsid="008dfcac"/>
    </style:style>
    <style:style style:name="P19" style:family="paragraph" style:parent-style-name="Standard">
      <style:paragraph-properties fo:text-align="justify" style:justify-single-word="false"/>
      <style:text-properties officeooo:paragraph-rsid="009e3576"/>
    </style:style>
    <style:style style:name="P20" style:family="paragraph" style:parent-style-name="Standard">
      <style:paragraph-properties fo:text-align="justify" style:justify-single-word="false"/>
      <style:text-properties officeooo:paragraph-rsid="00a98ac3"/>
    </style:style>
    <style:style style:name="P21" style:family="paragraph" style:parent-style-name="Standard">
      <style:text-properties officeooo:paragraph-rsid="001061b6"/>
    </style:style>
    <style:style style:name="P22" style:family="paragraph" style:parent-style-name="Standard">
      <style:paragraph-properties fo:text-align="justify" style:justify-single-word="false"/>
      <style:text-properties officeooo:rsid="00a22d7a" officeooo:paragraph-rsid="00a22d7a"/>
    </style:style>
    <style:style style:name="P23" style:family="paragraph" style:parent-style-name="Standard" style:master-page-name="Standard">
      <style:paragraph-properties style:page-number="auto"/>
      <style:text-properties fo:language="en" fo:country="GB" style:language-asian="it" style:country-asian="IT"/>
    </style:style>
    <style:style style:name="P2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0123164"/>
    </style:style>
    <style:style style:name="P2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01061b6"/>
    </style:style>
    <style:style style:name="P26"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27" style:family="paragraph" style:parent-style-name="Standard">
      <style:paragraph-properties fo:margin-left="0in" fo:margin-right="0in" fo:text-indent="0in" style:auto-text-indent="false"/>
      <style:text-properties officeooo:paragraph-rsid="0017fd56"/>
    </style:style>
    <style:style style:name="P28"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29"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30"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1" style:family="paragraph" style:parent-style-name="Standard">
      <style:paragraph-properties fo:margin-left="0in" fo:margin-right="0in" fo:text-indent="0in" style:auto-text-indent="false"/>
      <style:text-properties officeooo:paragraph-rsid="001061b6"/>
    </style:style>
    <style:style style:name="P32"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33"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1061b6" fo:hyphenate="false" fo:hyphenation-remain-char-count="2" fo:hyphenation-push-char-count="2"/>
    </style:style>
    <style:style style:name="P34" style:family="paragraph" style:parent-style-name="Abstract">
      <style:paragraph-properties fo:margin-left="0in" fo:margin-right="0in" fo:text-indent="0in" style:auto-text-indent="false"/>
      <style:text-properties officeooo:rsid="001b83c6" officeooo:paragraph-rsid="001b83c6"/>
    </style:style>
    <style:style style:name="P35" style:family="paragraph" style:parent-style-name="Heading_20_1">
      <style:text-properties officeooo:rsid="001061b6" officeooo:paragraph-rsid="001061b6"/>
    </style:style>
    <style:style style:name="P36" style:family="paragraph" style:parent-style-name="Heading_20_1">
      <style:paragraph-properties fo:margin-left="0in" fo:margin-right="0in" fo:text-indent="0in" style:auto-text-indent="false"/>
      <style:text-properties officeooo:rsid="001061b6" officeooo:paragraph-rsid="0053476f"/>
    </style:style>
    <style:style style:name="P37" style:family="paragraph" style:parent-style-name="Heading_20_1">
      <style:paragraph-properties fo:margin-left="0in" fo:margin-right="0in" fo:text-indent="0in" style:auto-text-indent="false"/>
      <style:text-properties officeooo:rsid="001061b6" officeooo:paragraph-rsid="001061b6"/>
    </style:style>
    <style:style style:name="P38" style:family="paragraph" style:parent-style-name="Heading_20_1">
      <style:paragraph-properties fo:margin-left="0in" fo:margin-right="0in" fo:text-indent="0in" style:auto-text-indent="false"/>
      <style:text-properties officeooo:rsid="001614d5" officeooo:paragraph-rsid="001614d5"/>
    </style:style>
    <style:style style:name="P39" style:family="paragraph" style:parent-style-name="Heading_20_1">
      <style:paragraph-properties fo:margin-left="0in" fo:margin-right="0in" fo:text-indent="0in" style:auto-text-indent="false"/>
      <style:text-properties officeooo:paragraph-rsid="0017fd56"/>
    </style:style>
    <style:style style:name="P40"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41" style:family="paragraph" style:parent-style-name="Heading_20_1" style:list-style-name="">
      <style:paragraph-properties fo:margin-left="0in" fo:margin-right="0in" fo:text-align="justify" style:justify-single-word="false" fo:text-indent="0in" style:auto-text-indent="false"/>
    </style:style>
    <style:style style:name="P42"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paragraph-rsid="00addfb9" fo:hyphenate="false" fo:hyphenation-remain-char-count="2" fo:hyphenation-push-char-count="2"/>
    </style:style>
    <style:style style:name="P43" style:family="paragraph" style:parent-style-name="References">
      <style:paragraph-properties fo:text-align="justify"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end" style:justify-single-word="false"/>
      <style:text-properties officeooo:paragraph-rsid="00a22d7a"/>
    </style:style>
    <style:style style:name="P46" style:family="paragraph" style:parent-style-name="Contenuto_20_cornice">
      <style:paragraph-properties fo:text-align="center" style:justify-single-word="false"/>
      <style:text-properties fo:font-size="14pt" fo:language="en" fo:country="GB" fo:font-weight="bold" officeooo:rsid="00afe50e" officeooo:paragraph-rsid="00afe50e" style:font-size-asian="14pt" style:font-weight-asian="bold" style:font-size-complex="14pt" style:font-weight-complex="bold"/>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text-position="0% 100%" fo:letter-spacing="normal" fo:font-style="normal" fo:font-weight="normal" officeooo:rsid="0031684c"/>
    </style:style>
    <style:style style:name="T3" style:family="text">
      <style:text-properties fo:font-variant="normal" fo:text-transform="none" fo:color="#000000" style:text-position="0% 100%" fo:letter-spacing="normal" fo:font-style="normal" fo:font-weight="normal" officeooo:rsid="0032a1e2"/>
    </style:style>
    <style:style style:name="T4" style:family="text">
      <style:text-properties fo:font-variant="normal" fo:text-transform="none" fo:color="#000000" style:text-position="0% 100%" fo:letter-spacing="normal" fo:font-style="normal" fo:font-weight="normal" officeooo:rsid="00334d19"/>
    </style:style>
    <style:style style:name="T5" style:family="text">
      <style:text-properties fo:font-variant="normal" fo:text-transform="none" fo:color="#000000" style:text-position="0% 100%" fo:letter-spacing="normal" fo:font-style="normal" fo:font-weight="normal" officeooo:rsid="003379e5"/>
    </style:style>
    <style:style style:name="T6" style:family="text">
      <style:text-properties fo:font-variant="normal" fo:text-transform="none" fo:color="#000000" style:text-position="0% 100%" fo:letter-spacing="normal" fo:font-style="normal" fo:font-weight="normal" officeooo:rsid="005869c3"/>
    </style:style>
    <style:style style:name="T7" style:family="text">
      <style:text-properties officeooo:rsid="0017f6f8"/>
    </style:style>
    <style:style style:name="T8" style:family="text">
      <style:text-properties officeooo:rsid="001f26aa"/>
    </style:style>
    <style:style style:name="T9" style:family="text">
      <style:text-properties officeooo:rsid="00232837"/>
    </style:style>
    <style:style style:name="T10" style:family="text">
      <style:text-properties officeooo:rsid="0026febe"/>
    </style:style>
    <style:style style:name="T11" style:family="text">
      <style:text-properties officeooo:rsid="0031684c"/>
    </style:style>
    <style:style style:name="T12" style:family="text">
      <style:text-properties style:text-position="super 58%" officeooo:rsid="0031684c"/>
    </style:style>
    <style:style style:name="T13" style:family="text">
      <style:text-properties style:text-position="0% 100%" officeooo:rsid="0031684c"/>
    </style:style>
    <style:style style:name="T14" style:family="text">
      <style:text-properties style:text-position="0% 100%" officeooo:rsid="003379e5"/>
    </style:style>
    <style:style style:name="T15" style:family="text">
      <style:text-properties style:text-position="0% 100%" officeooo:rsid="0033db7a"/>
    </style:style>
    <style:style style:name="T16" style:family="text">
      <style:text-properties style:text-position="0% 100%" officeooo:rsid="005b273f"/>
    </style:style>
    <style:style style:name="T17" style:family="text">
      <style:text-properties style:text-position="0% 100%" officeooo:rsid="00ac3dc7"/>
    </style:style>
    <style:style style:name="T18" style:family="text">
      <style:text-properties style:text-position="0% 100%" style:font-name="Times New Roman1" fo:font-style="italic" officeooo:rsid="00b79362" style:font-name-asian="宋体" style:font-style-asian="italic" style:font-name-complex="Times New Roman" style:font-style-complex="italic"/>
    </style:style>
    <style:style style:name="T19" style:family="text">
      <style:text-properties style:text-position="0% 100%" style:font-name="Times New Roman1" fo:font-style="italic" officeooo:rsid="00b22aba" style:font-name-asian="宋体" style:font-style-asian="italic" style:font-name-complex="Times New Roman" style:font-style-complex="italic"/>
    </style:style>
    <style:style style:name="T20"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21" style:family="text">
      <style:text-properties style:text-position="0% 100%" style:font-name="Times New Roman1" fo:font-style="normal" officeooo:rsid="00b79362" style:font-name-asian="宋体" style:font-style-asian="normal" style:font-name-complex="Times New Roman" style:font-style-complex="normal"/>
    </style:style>
    <style:style style:name="T22" style:family="text">
      <style:text-properties style:text-position="0% 100%" style:font-name="Times New Roman1" fo:font-style="normal" officeooo:rsid="00b82699" style:font-name-asian="宋体" style:font-style-asian="normal" style:font-name-complex="Times New Roman" style:font-style-complex="normal"/>
    </style:style>
    <style:style style:name="T23"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24"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25"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26"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27"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28"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29"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30"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31"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32" style:family="text">
      <style:text-properties officeooo:rsid="003e043e"/>
    </style:style>
    <style:style style:name="T33" style:family="text">
      <style:text-properties officeooo:rsid="003fb530"/>
    </style:style>
    <style:style style:name="T34" style:family="text">
      <style:text-properties officeooo:rsid="003ff4a1"/>
    </style:style>
    <style:style style:name="T35" style:family="text">
      <style:text-properties officeooo:rsid="004577e2"/>
    </style:style>
    <style:style style:name="T36" style:family="text">
      <style:text-properties officeooo:rsid="0048a4b3"/>
    </style:style>
    <style:style style:name="T37" style:family="text">
      <style:text-properties officeooo:rsid="004b2ab1"/>
    </style:style>
    <style:style style:name="T38" style:family="text">
      <style:text-properties officeooo:rsid="0052e31d"/>
    </style:style>
    <style:style style:name="T39" style:family="text">
      <style:text-properties officeooo:rsid="005518e8"/>
    </style:style>
    <style:style style:name="T40" style:family="text">
      <style:text-properties officeooo:rsid="005ce6c9"/>
    </style:style>
    <style:style style:name="T41" style:family="text">
      <style:text-properties officeooo:rsid="005ecbb9"/>
    </style:style>
    <style:style style:name="T42" style:family="text">
      <style:text-properties officeooo:rsid="006278ae"/>
    </style:style>
    <style:style style:name="T43" style:family="text">
      <style:text-properties officeooo:rsid="00682e58"/>
    </style:style>
    <style:style style:name="T44" style:family="text">
      <style:text-properties officeooo:rsid="006e30c5"/>
    </style:style>
    <style:style style:name="T45" style:family="text">
      <style:text-properties officeooo:rsid="0077c24f"/>
    </style:style>
    <style:style style:name="T46" style:family="text">
      <style:text-properties officeooo:rsid="007e9252"/>
    </style:style>
    <style:style style:name="T47" style:family="text">
      <style:text-properties officeooo:rsid="008a9a2b"/>
    </style:style>
    <style:style style:name="T48" style:family="text">
      <style:text-properties officeooo:rsid="008ad736"/>
    </style:style>
    <style:style style:name="T49" style:family="text">
      <style:text-properties officeooo:rsid="00955146"/>
    </style:style>
    <style:style style:name="T50" style:family="text">
      <style:text-properties officeooo:rsid="00a05a24"/>
    </style:style>
    <style:style style:name="T51" style:family="text">
      <style:text-properties officeooo:rsid="00a22d7a"/>
    </style:style>
    <style:style style:name="T52" style:family="text">
      <style:text-properties fo:font-style="italic" style:font-style-asian="italic" style:font-style-complex="italic"/>
    </style:style>
    <style:style style:name="T53" style:family="text">
      <style:text-properties fo:font-style="italic" officeooo:rsid="00a32dde" style:font-style-asian="italic" style:font-style-complex="italic"/>
    </style:style>
    <style:style style:name="T54" style:family="text">
      <style:text-properties fo:font-style="italic" officeooo:rsid="00a70ed8" style:font-style-asian="italic" style:font-style-complex="italic"/>
    </style:style>
    <style:style style:name="T55" style:family="text">
      <style:text-properties fo:font-style="italic" officeooo:rsid="00b22aba"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a32dde" style:font-style-asian="normal" style:font-style-complex="normal"/>
    </style:style>
    <style:style style:name="T58" style:family="text">
      <style:text-properties fo:font-style="normal" officeooo:rsid="00a68fe7" style:font-style-asian="normal" style:font-style-complex="normal"/>
    </style:style>
    <style:style style:name="T59" style:family="text">
      <style:text-properties fo:font-style="normal" officeooo:rsid="00a70ed8" style:font-style-asian="normal" style:font-style-complex="normal"/>
    </style:style>
    <style:style style:name="T60" style:family="text">
      <style:text-properties fo:font-style="normal" officeooo:rsid="00c1567f" style:font-style-asian="normal" style:font-style-complex="normal"/>
    </style:style>
    <style:style style:name="T61" style:family="text">
      <style:text-properties fo:font-style="normal" officeooo:rsid="00c51574" style:font-style-asian="normal" style:font-style-complex="normal"/>
    </style:style>
    <style:style style:name="T62" style:family="text">
      <style:text-properties officeooo:rsid="00addfb9"/>
    </style:style>
    <style:style style:name="T63" style:family="text">
      <style:text-properties officeooo:rsid="00b22aba"/>
    </style:style>
    <style:style style:name="T64" style:family="text">
      <style:text-properties style:font-name="Times New Roman1" fo:font-style="italic" officeooo:rsid="00b22aba" style:font-name-asian="宋体" style:font-style-asian="italic" style:font-name-complex="Times New Roman" style:font-style-complex="italic"/>
    </style:style>
    <style:style style:name="T65"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66"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67" style:family="text">
      <style:text-properties style:text-position="sub 58%" style:font-name="Times New Roman1" fo:font-style="italic" officeooo:rsid="00b79362" style:font-name-asian="宋体" style:font-style-asian="italic" style:font-name-complex="Times New Roman" style:font-style-complex="italic"/>
    </style:style>
    <style:style style:name="T68" style:family="text">
      <style:text-properties officeooo:rsid="00c53e9b"/>
    </style:style>
    <style:style style:name="T69" style:family="text">
      <style:text-properties officeooo:rsid="00c695da"/>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Frame1" text:anchor-type="char" svg:x="0.0098in" svg:y="0in" svg:width="7.2043in" svg:height="1.6472in" draw:z-index="0"><draw:text-box><text:p/><text:p>An Implementation of a Novel A* Path Planning Algorithm for Line Segmentation of Handwritten Documents</text:p><text:p/><text:p text:style-name="P11">Saverio Meucci</text:p><text:p text:style-name="P13">s.meucci91@gmail.com</text:p></draw:text-box></draw:frame></text:p>
      <text:p text:style-name="P12">Abstract</text:p>
      <text:p text:style-name="P12"/>
      <text:p text:style-name="P34">In this paper it is presented an implementation of <text:s/>a method for line segmentation of handwritten documents. In particular, this procedure is based on the usage of the A* path-finding algorithm, modified for this task on the subject thanks to the implementation of specifics cost functions created ad hoc. Some performance measures are been computed comparing the experimental results on two different datasets. Details about the implementation are also presented.</text:p>
      <text:p text:style-name="P8"/>
      <text:h text:style-name="Heading_20_1" text:outline-level="1">Introduction</text:h>
      <text:p text:style-name="Standard"/>
      <text:p text:style-name="P15"><text:tab/><text:span text:style-name="T43">Current search engines provide a useful tool to search and acquire information from the Internet. However, a lot of information on the Internet is not accessible by current search engines, that can only provide information that is digitalized. This information is represented in the form of scanned documents, especially handwritten document, that cannot be understood by current search engine technology [cit]. In order to make this information available, the scanned document need to be processed and its content recognized to make it searchable with search engine tailored to this task.</text:span></text:p>
      <text:p text:style-name="P15"><text:tab/><text:span text:style-name="T44">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 for line segmentation of handwritten documents. </text:span></text:p>
      <text:p text:style-name="P16"><text:tab/><text:span text:style-name="T45">The general method for line segmentation of a handwritten document works in three phases. First, the document need to be binarized, thus obtaining a black and white image of the original document. Then, the text lines needs to be automatically localized inside the document, in the form of starting and end points. Finally, using these starting and end points for each line, a path-finding algorithm is executed to determine the path that separates each pair of lines.</text:span></text:p>
      <text:p text:style-name="P16"><text:tab/><text:span text:style-name="T46">In the following sections, details about these three phases for the implemented line segmentation method are given and discussed. A specific focus has been given to the A* path-finding algorithm that was tailored for this task.</text:span></text:p>
      <text:h text:style-name="P36" text:outline-level="1">Dataset<text:span text:style-name="T7">s</text:span></text:h>
      <text:p text:style-name="P10"/>
      <text:p text:style-name="P6"><text:tab/><text:span text:style-name="T39">The experimental evaluation of the implemented method is done on two datasets of handwritten documents.</text:span></text:p>
      <text:p text:style-name="P6"><text:tab/><text:span text:style-name="T11">The Saint Gall dataset is a collection of handwritten documents of the 9</text:span><text:span text:style-name="T12">th </text:span><text:span text:style-name="T13">century, written in </text:span><text:span text:style-name="T17">Latin</text:span><text:span text:style-name="T13">, and contains 60 pages. Each page is written with a single column layout and some of them contains graphics </text:span><text:span text:style-name="T14">[cit]</text:span><text:span text:style-name="T13">. </text:span><text:span text:style-name="T15">The images representing the pages have a </text:span><text:span text:style-name="T16">standard </text:span><text:span text:style-name="T15">size of 1460×1860.</text:span></text:p>
      <text:p text:style-name="P6"><text:span text:style-name="T2"><text:tab/></text:span><text:span text:style-name="T3">The </text:span><text:span text:style-name="T4">second dataset used <text:s/>is a collection of 10 documents belonging to the </text:span><text:span text:style-name="T3">MONK line segmentation (MLS) dataset. </text:span><text:span text:style-name="T4">The MLS dataset contains medieval, historical and contemporary manuscripts that has the purpose of testing line segmentation algorithms [cit]. In fact, this collection of documents presents </text:span><text:span text:style-name="T5">several <text:s/>common problems occurring in handwritten recognition such as line with overlapping ascendents and/or descenders, scans with a light rotation and curved lines. </text:span><text:span text:style-name="T6">In this case, the pages do not have a standard size.</text:span></text:p>
      <text:h text:style-name="P35" text:outline-level="1">Sauvola<text:span text:style-name="T8">'s binarization algorithm</text:span></text:h>
      <text:p text:style-name="P21"/>
      <text:p text:style-name="P17"><text:tab/><text:span text:style-name="T47">In he first phase the scanned handwritten documents are binarized using a binarization algorithm. One of the most popular binarization technique is Otsu's algorithm, that is a global binarization technique, meaning that it find an optimal threshold to be applied to the entire image. Global techniques thus do not take into account differences inside the image. For these reasons, Otsu's algorithm does not perform well for binarizing scanned handwritten document. In fact these documents present background that is complicated, such as shown in fig n, and if it's not processed correctly leads significant error in the later phases of the line segmentation method.</text:span></text:p>
      <text:p text:style-name="P18"><text:tab/><text:span text:style-name="T48">To deal with this problem, a local binarization method has been used, that is Sauvola's algorithm. This algorithm works as follow. <text:s/>A window, typically of size 20</text:span><text:span text:style-name="T15">×</text:span><text:span text:style-name="T48">20, is used to scan the image with step of one pixel. For each window, the algorithm computes the mean and the standard deviation of that neighborhood. We then obtain two matrices, one for the </text:span><text:soft-page-break/><text:span text:style-name="T48">mean values, the other for the standard deviation values, of size equal to the original images. Each value of these two matrices refers to the mean and the standard deviation of the pixel that was the center of the window a that specific step.</text:span></text:p>
      <text:p text:style-name="P18"><text:tab/><text:span text:style-name="T49">Thanks to these values an individual threshold for each pixel is computed, as shown by Eq. (5),</text:span></text:p>
      <table:table table:name="Tabelle4" table:style-name="Tabelle4">
        <table:table-column table:style-name="Tabelle4.A"/>
        <table:table-column table:style-name="Tabelle4.B"/>
        <table:table-header-rows>
          <table:table-row>
            <table:table-cell table:style-name="Tabelle4.A1" office:value-type="string">
              <text:p text:style-name="P44"><draw:frame draw:style-name="fr2" draw:name="Objekt4" text:anchor-type="as-char" svg:y="-0.2374in" svg:width="2.1465in" svg:height="0.4264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45">(<text:sequence text:ref-name="refText0" text:name="Text" text:formula="ooow:Text+1" style:num-format="1">1</text:sequence>)</text:p>
            </table:table-cell>
          </table:table-row>
        </table:table-header-rows>
      </table:table>
      <text:p text:style-name="P22">where <text:span text:style-name="T52">m(x, y) </text:span><text:span text:style-name="T56">and </text:span><text:span text:style-name="T52">s(x, y) </text:span><text:span text:style-name="T56">are the mean and standard deviation values, respectively, computed at that pixel location, </text:span><text:span text:style-name="T52">k</text:span><text:span text:style-name="T56"> is a constant of positive values </text:span><text:span text:style-name="T57">and </text:span><text:span text:style-name="T53">R </text:span><text:span text:style-name="T58">is the dynamic range of the standard deviation.</text:span></text:p>
      <text:p text:style-name="P19"><text:span text:style-name="T51">Using the computed thresholds (1), the image can be binarized also taking in to account the local differences in intensity thus leading to a better results.</text:span></text:p>
      <text:p text:style-name="P20"><text:tab/><text:span text:style-name="T50">This algorithm was implemented in C++, following the work of [cit]. The function takes as parameters an input and an output image, the window size, set to 20</text:span><text:span text:style-name="T15">×</text:span><text:span text:style-name="T48">20, the </text:span><text:span text:style-name="T54">R</text:span><text:span text:style-name="T59"> value, set to 128, and the </text:span><text:span text:style-name="T54">k</text:span><text:span text:style-name="T59"> values set to 0.4. </text:span><text:span text:style-name="T60">In order to optimize the performance, <text:s/>we compute the integral image and the square integral image of the document image,</text:span><text:span text:style-name="T61"> so that the window area for each pixel can be calculated efficiently. Then, diving each window area by the number of pixel in the window, we obtain the mean and the standard deviation for each pixel of the image with which compute the threshold values.</text:span></text:p>
      <text:h text:style-name="P37" text:outline-level="1">Line <text:span text:style-name="T38">l</text:span>ocalization</text:h>
      <text:p text:style-name="P7"/>
      <text:p text:style-name="P32">The second phase concerns the automatic detection of the locations of the lines inside a handwritten document. <text:span text:style-name="T63">To find these locations, the projection profile analysis has been used. This method computes the horizontal ink density histogram of an image, representing the document, by counting the number of black pixels in the corresponding row. These values are stored in to a vector, representing the ink density histogram of the image. We consider as starting points for line segmentation, the points that fall between two local maxima of the histogram. To avoid false local maxima, a persistance threshold has been used, to only consider local maxima that are larger </text:span><text:span text:style-name="T55">( </text:span><text:span text:style-name="T64">μ</text:span><text:span text:style-name="T65">h</text:span><text:span text:style-name="T66"> – </text:span><text:span text:style-name="T64">σ</text:span><text:span text:style-name="T67">h <text:s/></text:span><text:span text:style-name="T18">)</text:span><text:span text:style-name="T21">, </text:span><text:span text:style-name="T22">where </text:span><text:span text:style-name="T19">μ</text:span><text:span text:style-name="T65">h</text:span><text:span text:style-name="T66"> </text:span><text:span text:style-name="T23">is the mean of the ink histogram and <text:s/></text:span><text:span text:style-name="T20">σ</text:span><text:span text:style-name="T65">h </text:span><text:span text:style-name="T23">is the standard deviation of the histogram. </text:span><text:span text:style-name="T24">These selected local maxima represented the locations of the text lines and the starting and end points for the line segmentation are set in the middle of two subsequent local maxima.</text:span></text:p>
      <text:p text:style-name="P32"><text:span text:style-name="T24"><text:tab/></text:span><text:span text:style-name="T25">In our implementation, written in C++,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 in each row easier, since we only need to sum the values of each row.</text:span><text:span text:style-name="T31"> </text:span><text:span text:style-name="T26">A variation of the procedure uses a binarized image that has undergone a morphological transformation such as opening, to give more weight to the text lines.</text:span></text:p>
      <text:p text:style-name="P30"><text:span text:style-name="T26"><text:tab/></text:span><text:span text:style-name="T27">Since the threshold value depends entirely by the computed ink density histogram, the function takes as parameters </text:span><text:span text:style-name="T28">only the binarized image. </text:span><text:span text:style-name="T29">To compute the local maxima an external library has been used, namely persistance1D </text:span><text:span text:style-name="T30">[cit]</text:span><text:span text:style-name="T29">, a C++ library for peak detection in one dimensional vector such as our horizontal ink density histogram.</text:span></text:p>
      <text:h text:style-name="P38" text:outline-level="1">A* <text:span text:style-name="T9">path-finding algorithm</text:span></text:h>
      <text:p text:style-name="P7"/>
      <text:p text:style-name="P4"><text:tab/><text:span text:style-name="T1">Una volta trovati i punti di partenza da cui segmentare, posso usare astar. Lo start node è il punto di coordinata y calcolata dalla line localization e di coordinata x pari a 0; il goal node ha la stessa coordinata y di start ma coordinata x pari all'ultima colonna dell'immagine. </text:span></text:p>
      <text:p text:style-name="P24"><text:tab/>Astar funziona così: partendo dallo start node, esploro i nodi vicini a questo e per ciascuno stimo un costo dato dal passo e da un euristica per stimare la distanza rimanente dall'end node. Ciascuno di questi vicini viene messo nell'open set. Poi viene selezionato il miglior nodo dell'open set, che viene rimosso da esso, e si ricomincia, calcolo vicini etc. Continuo finchè il nodo migliore che tiro fuori da open set non è uguale all'end node. A questo punto, essendomi salvato ogni volta il parente di ciascun nodo, ovvero il nodo precedente grazie al quale siamo arrivati a quel nodo, partendo dall'end node vado al contriario esaminando i parenti fino a ricostruirmi l'intero percorso fatto da astar.</text:p>
      <text:p text:style-name="P24"><text:s/>Al termine di astar, eseguito per ciascuan linea di testo nell'immagini, avrò segmentato il documento di testo manoscritto. Dettagli implementativi: una volta segmentata una riga questa viene salvata da solo su un'immagine a parte, così per tutte le righe, serve per confrontarsi col groundtruth; possibilità di stare uno stesso all'esplorazione dei vicini, 1 o 2, per accorciare i tempi dell'algoritmo; ricorso ad un'euristica non ammissibile ovvero che sovrastima la distanza rimasta fra nodo corrente e nodo finale in modo da velocizzare l'algoritmo; utilizzo di una coda di priorità per far si che l'estrazione del nodo col migliore score sia costante (non così per l'inserimento), parlare dei parametri usati per i due dataset, parlare delle funzioni di costo ad hoc per questo elaborato basate sull'articolo e cosa esse rappresentano, sottolineando la particolarità che questa implementazione di astar può, su necessità, attraversare gli ostacoli, ovvero il testo (fare un accenno a questa particolarità anche nell'introduzione essendo una caratteristica portante del paper).</text:p>
      <text:h text:style-name="P39" text:outline-level="1"><text:span text:style-name="T10">Ground-truth creation</text:span></text:h>
      <text:p text:style-name="P27"/>
      <text:p text:style-name="P28"><text:tab/><text:span text:style-name="T40">The ground-truth for the line segmentation is created both manually and thanks to a script. In general, for each line of a handwritten document we need a to create an image, the same size as the original document, <text:s/>containing only that binarized line; since this is the same format with which the </text:span><text:soft-page-break/><text:span text:style-name="T40">detected line are created, we can easily confront them and decide if the line were correctly detected.</text:span></text:p>
      <text:p text:style-name="P28"><text:tab/><text:span text:style-name="T41">For the Saint Gall dataset, <text:s/>informations about the location of the text lines were provided in the form of xml files. These files contain the coordinates of the contour of every line in the Saint Gall's documents. A python script was built in order to parse these xml files: the documents were resized to half a size, binarized and finally segmented accordingly to the contours and the save, obtaining the format described at the beginning of this section. </text:span></text:p>
      <text:p text:style-name="P28"><text:tab/><text:span text:style-name="T42">For the MLS dataset, no information about the lines were given. In this case, the ground-truth lines were acquired manually with the help of an image editor such as GIMP.</text:span></text:p>
      <text:h text:style-name="P42" text:outline-level="1"><text:span text:style-name="T62">Results</text:span></text:h>
      <text:p text:style-name="P29"/>
      <text:p text:style-name="P33"><text:tab/><text:span text:style-name="T1">Quindi preso un documento manoscritto, ho tante immagini quante sono le linee di testo, rappresentanti il grountruth, e tante immagini quante sono le linee di testo trovate dalla procedura. Queste vengono comparate utilizzando varie misure: pixel level hit rate, line detection GT e line detection detected. Spiegare a modo cosa significano queste misure, le soglie, e come si calcolano. Si calcolano sovrapponendo le immagini e confrontanto i pixel che si sovrappongono ecc. Dire quanto una linea di testo è correttamente detected.</text:span></text:p>
      <text:p text:style-name="P25"><text:tab/>Discutere i risultati ottenuti sui due dataset variano: step, ammissibilità euristica e confrontando precisione dei risultati e velocità dell'esecuzione.</text:p>
      <text:p text:style-name="P25"><text:tab/><text:span text:style-name="T69">Dire che il ground-truth di saint gall è fuorviante nelle misure per il motivo che sai.</text:span></text:p>
      <text:h text:style-name="P40" text:outline-level="1">Conclusions</text:h>
      <text:p text:style-name="P5"/>
      <text:p text:style-name="P9"><text:tab/>This paper present<text:span text:style-name="T34">ed</text:span> an implementation of line segmentation method for handwritten documents based on the [cit]. First the document is binarized using the Sauvola' binarization algorithm; then the projection profile analysis is used to determine start and end points for each line of the handwritten document; using this start and end points the A* path-finding algorithm is performed to determine the path that separates each pair of lines; finally, each line is segmented and saved as a different document containing only <text:span text:style-name="T32">that </text:span>one binarized line, <text:span text:style-name="T35">necessary to be compared with the ground-truth.</text:span></text:p>
      <text:p text:style-name="P9"><text:tab/><text:span text:style-name="T33">Although the experiments performed on the two datasets used show good results and close to the ones obtained by the original authors of this line segmentation method, some problems still arise. </text:span></text:p>
      <text:p text:style-name="P9"><text:tab/><text:span text:style-name="T36">In particular, Sauvola's binarization algorithm, while better than Otsu's algorithm to deal with complicated background, is not able to correctly delete the graphics presented in some documents. This leads to error in the line localization and consequently to the line segmentation, because false lines are detected. The non-text graphics can be removed by tweaking the threshold value but this causes problems with the binarization of the text. So a compromise needs to be found.</text:span></text:p>
      <text:p text:style-name="P9"><text:tab/><text:span text:style-name="T37">Also, projection profile analysis for line localization is not always precise but presents some flaws. The method is not able to detected the starting point of lines that are too short compared to the majority of the other lines because they are below the computed threshold.</text:span></text:p>
      <text:p text:style-name="P9"><text:tab/>Finally, due to the size of the images representing the documents, the A* path-finding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A*, but also decrease the precision of the line segmentation method.</text:p>
      <text:h text:style-name="P41" text:outline-level="1">References</text:h>
      <text:p text:style-name="P3"/>
      <text:list xml:id="list7227279265629802724" text:style-name="WW8Num2">
        <text:list-item>
          <text:p text:style-name="P43">A. Alpher, , and J. P. N. Fotheringham-Smythe. Frobnication revisited. Journal of Foo, 13(1):234–778, 2003. </text:p>
        </text:list-item>
        <text:list-item>
          <text:p text:style-name="P43">A. Alpher, , J. P. N. Fotheringham-Smythe, and G. Gamow. Can a machine frobnicate? Journal of Foo, 14(1):234–778, 2004. </text:p>
        </text:list-item>
        <text:list-item>
          <text:p text:style-name="P43">A. Alpher. Frobnication. Journal of Foo, 12(1):234–778, 2002. </text:p>
        </text:list-item>
        <text:list-item>
          <text:p text:style-name="P43">Authors. The frobnicatable foo filter, 2006. ECCV06 submission ID 324. Supplied as additional material eccv06.pdf.</text:p>
        </text:list-item>
        <text:list-item>
          <text:p text:style-name="P43">Authors. Frobnication tutorial, 2006. Supplied as additional material tr.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5-28T13:18:19.708392217</dc:date>
    <meta:print-date>2005-10-27T09:47:00</meta:print-date>
    <meta:editing-cycles>196</meta:editing-cycles>
    <meta:editing-duration>PT6H46M5S</meta:editing-duration>
    <meta:generator>LibreOffice/4.2.8.2$Linux_X86_64 LibreOffice_project/420m0$Build-2</meta:generator>
    <dc:creator>saverio </dc:creator>
    <meta:document-statistic meta:table-count="1" meta:image-count="0" meta:object-count="1" meta:page-count="3" meta:paragraph-count="51" meta:word-count="2268" meta:character-count="14117" meta:non-whitespace-character-count="11870"/>
  </office:meta>
</office:document-meta>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mtext>
            </mstyle>
            <mo stretchy="false">⋅</mo>
            <mrow>
              <mo fence="true" stretchy="true">[</mo>
              <mrow>
                <mrow>
                  <mstyle mathvariant="italic">
                    <mtext>1 + k</mtext>
                  </mstyle>
                  <mo stretchy="false">⋅</mo>
                  <mrow>
                    <mo fence="true" stretchy="true">(</mo>
                    <mrow>
                      <mrow>
                        <mfrac>
                          <mstyle mathvariant="italic">
                            <mtext>s (x, y)</mtext>
                          </mstyle>
                          <mstyle mathvariant="italic">
                            <mtext>R</mtext>
                          </mstyle>
                        </mfrac>
                        <mstyle mathvariant="italic">
                          <mtext>- 1</mtext>
                        </mstyle>
                      </mrow>
                    </mrow>
                    <mo fence="true" stretchy="true">)</mo>
                  </mrow>
                </mrow>
              </mrow>
              <mo fence="true" stretchy="true">]</mo>
            </mrow>
          </mrow>
        </mrow>
      </mstyle>
      <mrow/>
    </mrow>
    <annotation encoding="StarMath 5.0">size 10{ ital "T (x, y)" ital "="  {ital "m (x, y)"} cdot left [ ital "1 + k" cdot left ( {ital "s (x, y)"} over {ital "R"} ital "- 1"  right )   right ]   } {}</annotation>
  </semantics>
</math>
</file>